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329C5DFDCBA0C696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style:text-properties style:font-name="Maven Pro" fo:font-size="11pt" officeooo:rsid="00c70e1a" officeooo:paragraph-rsid="00de6143" style:font-size-asian="11pt" style:font-size-complex="11pt"/>
    </style:style>
    <style:style style:name="P10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Maven Pro" fo:font-size="11pt" officeooo:rsid="00925d3d" officeooo:paragraph-rsid="00969220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officeooo:rsid="00925d3d" officeooo:paragraph-rsid="00c83360" style:font-size-asian="11pt" style:font-size-complex="11pt"/>
    </style:style>
    <style:style style:name="P12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style:text-underline-style="none" officeooo:rsid="00925d3d" officeooo:paragraph-rsid="00c83360" style:font-size-asian="11pt" style:font-size-complex="11pt"/>
    </style:style>
    <style:style style:name="P14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17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8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9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24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1cm"/>
        </style:tab-stops>
      </style:paragraph-properties>
      <style:text-properties style:font-name="Maven Pro" officeooo:paragraph-rsid="00c83360"/>
    </style:style>
    <style:style style:name="P26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7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8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9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3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31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4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5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6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0debf46"/>
    </style:style>
    <style:style style:name="T10" style:family="text">
      <style:text-properties style:font-name="Arial Narrow" officeooo:rsid="00e49054"/>
    </style:style>
    <style:style style:name="T11" style:family="text">
      <style:text-properties officeooo:rsid="00d35ca1"/>
    </style:style>
    <style:style style:name="T12" style:family="text">
      <style:text-properties officeooo:rsid="00d46b0b"/>
    </style:style>
    <style:style style:name="T13" style:family="text">
      <style:text-properties officeooo:rsid="00d50896"/>
    </style:style>
    <style:style style:name="T14" style:family="text">
      <style:text-properties officeooo:rsid="00c1df14"/>
    </style:style>
    <style:style style:name="T15" style:family="text">
      <style:text-properties officeooo:rsid="00d5d9a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d46b0b" style:font-size-asian="12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1pt" officeooo:rsid="00ae17c8" style:font-size-asian="11pt" style:font-size-complex="11pt"/>
    </style:style>
    <style:style style:name="T20" style:family="text">
      <style:text-properties fo:font-size="11pt" officeooo:rsid="00925d3d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36">FEUILLE DE PRÉSENCE <text:span text:style-name="T12">ÉTABLIE </text:span><text:span text:style-name="T13">PAR </text:span><text:span text:style-name="T14">{mycompany_name}</text:span></text:p>
      <text:p text:style-name="P26"/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8"><text:span text:style-name="T16">Information</text:span><text:span text:style-name="T17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9"><text:s text:c="2"/><text:span text:style-name="T18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31"><text:span text:style-name="T11"><text:s text:c="2"/></text:span><text:span text:style-name="T15">Adresse </text:span>: </text:p>
          </table:table-cell>
          <table:covered-table-cell/>
          <table:table-cell table:style-name="Tableau4.C2" table:number-columns-spanned="3" office:value-type="string">
            <text:p text:style-name="P14">{mycompany_address}</text:p>
            <text:p text:style-name="P14">{mycompany_zip} {mycompany_town} </text:p>
          </table:table-cell>
          <table:covered-table-cell/>
          <table:covered-table-cell/>
          <table:table-cell table:style-name="Tableau4.A2" office:value-type="string">
            <text:p text:style-name="P20">Convention de formation :</text:p>
          </table:table-cell>
          <table:table-cell table:style-name="Tableau4.G2" office:value-type="string">
            <text:p text:style-name="P15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2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5">{declaration_number}</text:p>
          </table:table-cell>
          <table:covered-table-cell/>
          <table:covered-table-cell/>
          <table:table-cell table:style-name="Tableau4.A2" office:value-type="string">
            <text:p text:style-name="P20">Formation :</text:p>
          </table:table-cell>
          <table:table-cell table:style-name="Tableau4.G2" office:value-type="string">
            <text:p text:style-name="P21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2"><text:s text:c="2"/>Siret :</text:p>
          </table:table-cell>
          <table:covered-table-cell/>
          <table:table-cell table:style-name="Tableau4.C2" table:number-columns-spanned="3" office:value-type="string">
            <text:p text:style-name="P15">{mycompany_idprof2}</text:p>
          </table:table-cell>
          <table:covered-table-cell/>
          <table:covered-table-cell/>
          <table:table-cell table:style-name="Tableau4.A2" office:value-type="string">
            <text:p text:style-name="P20">Session :</text:p>
          </table:table-cell>
          <table:table-cell table:style-name="Tableau4.G2" office:value-type="string">
            <text:p text:style-name="P15">{date_start}</text:p>
            <text:p text:style-name="P15">{date_end}</text:p>
          </table:table-cell>
        </table:table-row>
        <table:table-row table:style-name="Tableau4.1">
          <table:table-cell table:style-name="Tableau4.C2" office:value-type="string">
            <text:p text:style-name="P19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30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7">Lieu :</text:p>
          </table:table-cell>
          <table:table-cell table:style-name="Tableau4.G2" office:value-type="string">
            <text:p text:style-name="P21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12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7">Durée :</text:p>
          </table:table-cell>
          <table:table-cell table:style-name="Tableau4.G2" office:value-type="string">
            <text:p text:style-name="P22">{duration}</text:p>
          </table:table-cell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5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3"><text:s text:c="2"/>N°</text:p>
          </table:table-cell>
          <table:table-cell table:style-name="Tableau1.B2" office:value-type="string">
            <text:p text:style-name="P18">Nom</text:p>
          </table:table-cell>
          <table:table-cell table:style-name="Tableau1.B2" office:value-type="string">
            <text:p text:style-name="P24">Prénom</text:p>
          </table:table-cell>
          <table:table-cell table:style-name="Tableau1.B2" office:value-type="string">
            <text:p text:style-name="P18">Présence</text:p>
          </table:table-cell>
          <table:table-cell table:style-name="Tableau1.E2" office:value-type="string">
            <text:p text:style-name="P18">Signature</text:p>
          </table:table-cell>
        </table:table-row>
        <table:table-row table:style-name="Tableau1.1">
          <table:table-cell table:style-name="Tableau1.A2" office:value-type="string">
            <text:p text:style-name="P34">[!-- BEGIN row.attendants --]{attendant_number}</text:p>
          </table:table-cell>
          <table:table-cell table:style-name="Tableau1.B2" office:value-type="string">
            <text:p text:style-name="P16">{attendant_lastname}</text:p>
          </table:table-cell>
          <table:table-cell table:style-name="Tableau1.B2" office:value-type="string">
            <text:p text:style-name="P23">{attendant_firstname}</text:p>
          </table:table-cell>
          <table:table-cell table:style-name="Tableau1.B2" office:value-type="string">
            <text:p text:style-name="P23">{attendant_attendance}</text:p>
          </table:table-cell>
          <table:table-cell table:style-name="Tableau1.E2" office:value-type="string">
            <text:p text:style-name="P23">{attendant_signature}[!-- END row.attendants --]</text:p>
          </table:table-cell>
        </table:table-row>
      </table:table>
      <text:p text:style-name="P9"/>
      <text:p text:style-name="P10"/>
      <text:p text:style-name="P25"><text:span text:style-name="T19"><text:tab/>Formateur</text:span><text:span text:style-name="T20"> :</text:span></text:p>
      <text:p text:style-name="P13"><text:tab/>{trainer_fullname}</text:p>
      <text:p text:style-name="P13"/>
      <text:p text:style-name="P11"><text:tab/>{trainer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0e4905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8</text:span><text:span text:style-name="MT7">-202</text:span><text:span text:style-name="MT8">3</text:span><text:span text:style-name="MT7">0</text:span><text:span text:style-name="MT9">9</text:span><text:span text:style-name="MT4">1</text:span><text:span text:style-name="MT9">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39M45S</meta:editing-duration>
    <meta:editing-cycles>291</meta:editing-cycles>
    <meta:generator>LibreOffice/7.5.2.2$Windows_X86_64 LibreOffice_project/53bb9681a964705cf672590721dbc85eb4d0c3a2</meta:generator>
    <dc:date>2023-09-15T17:16:50.95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2" meta:image-count="1" meta:object-count="0" meta:page-count="1" meta:paragraph-count="44" meta:word-count="88" meta:character-count="840" meta:non-whitespace-character-count="783"/>
    <meta:user-defined meta:name="Langue">Francais</meta:user-defined>
    <meta:user-defined meta:name="URL">www.digirisk.com</meta:user-defined>
  </office:meta>
</office:document-meta>
</file>